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6.572cm"/>
    </style:style>
    <style:style style:name="co7" style:family="table-column">
      <style:table-column-properties fo:break-before="auto" style:column-width="16.461cm"/>
    </style:style>
    <style:style style:name="co8" style:family="table-column">
      <style:table-column-properties fo:break-before="auto" style:column-width="16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0<text:span text:style-name="T1">th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1<text:span text:style-name="T1">st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office:value-type="float" office:value="1">
            <text:p>1</text:p>
          </table:table-cell>
          <table:table-cell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Fri</text:p>
          </table:table-cell>
          <table:table-cell office:value-type="string">
            <text:p>Print off 7 papers on CRFs/RNN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at</text:p>
          </table:table-cell>
          <table:table-cell office:value-type="string">
            <text:p>Make 2 week plan to pres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Read / make notes from 1 pap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2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13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4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5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office:value-type="string">
            <text:p>16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7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  <table:table-cell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8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  <table:table-cell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9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  <table:table-cell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0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1<text:span text:style-name="T1">st</text:span> Apr</text:p>
          </table:table-cell>
          <table:table-cell office:value-type="float" office:value="3">
            <text:p>3</text:p>
          </table:table-cell>
          <table:table-cell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  <table:table-cell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2<text:span text:style-name="T1">nd</text:span> Apr</text:p>
          </table:table-cell>
          <table:table-cell office:value-type="float" office:value="4">
            <text:p>4</text:p>
          </table:table-cell>
          <table:table-cell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3<text:span text:style-name="T1">rd</text:span> Apr</text:p>
          </table:table-cell>
          <table:table-cell office:value-type="float" office:value="4">
            <text:p>4</text:p>
          </table:table-cell>
          <table:table-cell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4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5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office:value-type="string">
            <text:p>26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Fri</text:p>
          </table:table-cell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Type up and make import points from: “CRFs as RNNs”</text:p>
          </table:table-cell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at</text:p>
          </table:table-cell>
          <table:table-cell office:value-type="string">
            <text:p>Type up and make import points from: “CRFs for AR in Smart Environments”</text:p>
          </table:table-cell>
          <table:table-cell office:value-type="string">
            <text:p>Type up and make import points from: “Deep, Conv, and Recurrent Models for HAR using Wearables”</text:p>
          </table:table-cell>
          <table:table-cell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un</text:p>
          </table:table-cell>
          <table:table-cell office:value-type="string">
            <text:p>Paper review: “Deep Recurrent NN for Mobile HAR with High Throughput”</text:p>
          </table:table-cell>
          <table:table-cell office:value-type="string">
            <text:p>Find, print, file, and make plan for papers regarding RNNs for HAR</text:p>
          </table:table-cell>
          <table:table-cell office:value-type="string">
            <text:p>Paper review: “Hidden CRFs for Gesture Recognition”</text:p>
          </table:table-cell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office:value-type="float" office:value="5">
            <text:p>5</text:p>
          </table:table-cell>
          <table:table-cell office:value-type="string">
            <text:p>Tues</text:p>
          </table:table-cell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Programming: Download/setup suit data and create diffs plot function</text:p>
          </table:table-cell>
          <table:table-cell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1<text:span text:style-name="T1">st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Wed</text:p>
          </table:table-cell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Programming: add function to extract statistical features of joint files + print results to separate .csv</text:p>
          </table:table-cell>
          <table:table-cell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2<text:span text:style-name="T1">nd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Programming: create extract/dynamic visualisation functions for all-data files</text:p>
          </table:table-cell>
          <table:table-cell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3<text:span text:style-name="T1">rd</text:span> May</text:p>
          </table:table-cell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string">
            <text:p>Programming: setup classes for different file types, comment all code, and commi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4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at</text:p>
          </table:table-cell>
          <table:table-cell office:value-type="string">
            <text:p>Programming: create AD function for accel/magnet/position statistical analysis</text:p>
          </table:table-cell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<text:span text:style-name="T2">Type up and make import points from</text:span>: “Hidden CRFs for Gesture Recognition”</text:p>
          </table:table-cell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5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un</text:p>
          </table:table-cell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<text:span text:style-name="T2">Type up and make import points from</text:span>: “Hierarchical Recurrent Neural Network for Skeleton Based AR”</text:p>
          </table:table-cell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6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7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8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office:value-type="string">
            <text:p>9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office:value-type="string">
            <text:p>10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office:value-type="string">
            <text:p>11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office:value-type="string">
            <text:p>12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office:value-type="string">
            <text:p>13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office:value-type="string">
            <text:p>14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setup classes for different file types, comment all code, and commit</text:p>
          </table:table-cell>
          <table:table-cell office:value-type="string">
            <text:p>3<text:span text:style-name="T1">rd</text:span> May</text:p>
          </table:table-cell>
          <table:table-cell/>
          <table:table-cell office:value-type="string">
            <text:p>15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create AD function for accel/magnet/position statistical analysis</text:p>
          </table:table-cell>
          <table:table-cell office:value-type="string">
            <text:p>4<text:span text:style-name="T1">th</text:span> May</text:p>
          </table:table-cell>
          <table:table-cell/>
          <table:table-cell office:value-type="string">
            <text:p>16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4<text:span text:style-name="T1">th</text:span> May</text:p>
          </table:table-cell>
          <table:table-cell/>
          <table:table-cell office:value-type="string">
            <text:p>17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pan text:style-name="T2">Type up and make import points from</text:span>: “Hidden CRFs for Gesture Recognition”</text:p>
          </table:table-cell>
          <table:table-cell office:value-type="string">
            <text:p>4<text:span text:style-name="T1">th</text:span> May</text:p>
          </table:table-cell>
          <table:table-cell/>
          <table:table-cell office:value-type="string">
            <text:p>18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1">th</text:span> May</text:p>
          </table:table-cell>
          <table:table-cell/>
          <table:table-cell office:value-type="string">
            <text:p>19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1">th</text:span> May</text:p>
          </table:table-cell>
          <table:table-cell/>
          <table:table-cell office:value-type="string">
            <text:p>20<text:span text:style-name="T1">th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 office:value-type="string">
            <text:p>5<text:span text:style-name="T1">th</text:span> May</text:p>
          </table:table-cell>
          <table:table-cell/>
          <table:table-cell office:value-type="string">
            <text:p>21<text:span text:style-name="T1">st</text:span> May</text:p>
          </table:table-cell>
          <table:table-cell office:value-type="float" office:value="8">
            <text:p>8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table:number-columns-repeated="3"/>
          <table:table-cell office:value-type="string">
            <text:p>22<text:span text:style-name="T1">n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table:number-columns-repeated="3"/>
          <table:table-cell office:value-type="string">
            <text:p>23<text:span text:style-name="T1">r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table:number-columns-repeated="3"/>
          <table:table-cell office:value-type="string">
            <text:p>24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table:number-columns-repeated="3"/>
          <table:table-cell office:value-type="string">
            <text:p>25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table:number-columns-repeated="3"/>
          <table:table-cell office:value-type="string">
            <text:p>26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table:number-columns-repeated="3"/>
          <table:table-cell office:value-type="string">
            <text:p>27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28<text:span text:style-name="T1">th</text:span> May</text:p>
          </table:table-cell>
          <table:table-cell office:value-type="float" office:value="9">
            <text:p>9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29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0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Programming</text:p>
          </table:table-cell>
          <table:table-cell table:number-columns-repeated="2"/>
          <table:table-cell office:value-type="string">
            <text:p>31<text:span text:style-name="T1">st</text:span> May</text:p>
          </table:table-cell>
          <table:table-cell office:value-type="float" office:value="9">
            <text:p>9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other stat features (covariance between same dim diff feature, etc.)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Add command line functionality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Create dict mapping from measure name to seg/joint/sens names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Swap order of col label to be: measure, feature, axis, stat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Make display 3D pos plot run in real-time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Fix crashes-on-close problem with pyplot windows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Add name of file to output col (i.e. one col for if HC or D file)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Implement basic CRF model with .csv output file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>
            <text:p>Paper Reviews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 + type: “Differential RNNs for Action Recogni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 + type: “Long-term Recurrent Convolutional Networks for Visual Recognition and Descrip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 + type: “Spatio-Temporal LSTM with Trust Gates for 3D HAR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Type up short review of 2 weeks inc: overview of papers reviewed, .py script, next steps, questions to ask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Sequential Deep Learning for Human Action Recogni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Co-Occurrence Feature Learning for Skeleton Based AR using Regularized DLSTM Network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Online Detection and Classification of Dynamic Hand Gestures with Recurrent 3D CNN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Models for Contextual Human Motion Recognition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Random People: Tracking Humans with CRFs and Grid Filter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Deep Convolutional and LSTM Recurrent NNs for Multimodal Wearable AR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HAR and Pattern Discovery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6/05/2019</text:date>, <text:time>21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06T21:43:56.16</dc:date>
    <meta:editing-duration>PT5H13M56S</meta:editing-duration>
    <meta:editing-cycles>71</meta:editing-cycles>
    <meta:generator>OpenOffice/4.1.5$Win32 OpenOffice.org_project/415m1$Build-9789</meta:generator>
    <meta:document-statistic meta:table-count="3" meta:cell-count="359" meta:object-count="0"/>
  </office:meta>
</office:document-meta>
</file>